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svg:font-family="Inter, apple-system, BlinkMacSystemFont, 'Segoe UI', Roboto, Helvetica, Arial, sans-serif, 'Apple Color Emoji', 'Segoe UI Emoji', 'Segoe UI Symbol', 'Microsoft YaHei Light',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3d523" officeooo:paragraph-rsid="0013d523"/>
    </style:style>
    <style:style style:name="P2" style:family="paragraph" style:parent-style-name="Heading_20_1" style:list-style-name="">
      <style:text-properties officeooo:rsid="0013d523" officeooo:paragraph-rsid="0013d523"/>
    </style:style>
    <style:style style:name="P3" style:family="paragraph" style:parent-style-name="Heading_20_1">
      <style:paragraph-properties fo:break-before="page"/>
      <style:text-properties officeooo:rsid="0013d523" officeooo:paragraph-rsid="0013d523"/>
    </style:style>
    <style:style style:name="P4" style:family="paragraph" style:parent-style-name="Text_20_body">
      <style:text-properties officeooo:rsid="0013063d" officeooo:paragraph-rsid="0013063d"/>
    </style:style>
    <style:style style:name="P5" style:family="paragraph" style:parent-style-name="Text_20_body">
      <style:text-properties officeooo:rsid="00131cfb" officeooo:paragraph-rsid="00131cfb"/>
    </style:style>
    <style:style style:name="P6" style:family="paragraph" style:parent-style-name="Text_20_body">
      <style:text-properties officeooo:rsid="00138a0c" officeooo:paragraph-rsid="00139494"/>
    </style:style>
    <style:style style:name="P7" style:family="paragraph" style:parent-style-name="Text_20_body">
      <style:text-properties officeooo:rsid="0013d523" officeooo:paragraph-rsid="0013d523"/>
    </style:style>
    <style:style style:name="P8" style:family="paragraph" style:parent-style-name="Text_20_body">
      <style:text-properties officeooo:rsid="0015b712" officeooo:paragraph-rsid="0015b712"/>
    </style:style>
    <style:style style:name="P9" style:family="paragraph" style:parent-style-name="Text_20_body">
      <style:text-properties officeooo:rsid="00178cae" officeooo:paragraph-rsid="00178cae"/>
    </style:style>
    <style:style style:name="P10" style:family="paragraph" style:parent-style-name="Text_20_body">
      <style:text-properties officeooo:rsid="00178cae" officeooo:paragraph-rsid="00188e4c"/>
    </style:style>
    <style:style style:name="P11" style:family="paragraph" style:parent-style-name="Text_20_body">
      <style:text-properties officeooo:paragraph-rsid="001819c3"/>
    </style:style>
    <style:style style:name="P12" style:family="paragraph" style:parent-style-name="Text_20_body">
      <style:text-properties officeooo:rsid="00188e4c" officeooo:paragraph-rsid="00188e4c"/>
    </style:style>
    <style:style style:name="P13" style:family="paragraph" style:parent-style-name="Text_20_body">
      <style:text-properties officeooo:rsid="00188e4c" officeooo:paragraph-rsid="0018f4e6"/>
    </style:style>
    <style:style style:name="P14" style:family="paragraph" style:parent-style-name="Text_20_body">
      <style:text-properties officeooo:rsid="0018f4e6" officeooo:paragraph-rsid="0018f4e6"/>
    </style:style>
    <style:style style:name="P15" style:family="paragraph" style:parent-style-name="Text_20_body">
      <style:text-properties officeooo:rsid="001a4d81" officeooo:paragraph-rsid="001a4d81"/>
    </style:style>
    <style:style style:name="T1" style:family="text">
      <style:text-properties fo:language="en" fo:country="US"/>
    </style:style>
    <style:style style:name="T2" style:family="text">
      <style:text-properties fo:language="en" fo:country="US" officeooo:rsid="00131cfb"/>
    </style:style>
    <style:style style:name="T3" style:family="text">
      <style:text-properties fo:language="en" fo:country="US" officeooo:rsid="00138a0c"/>
    </style:style>
    <style:style style:name="T4" style:family="text">
      <style:text-properties fo:language="en" fo:country="US" officeooo:rsid="00139494"/>
    </style:style>
    <style:style style:name="T5" style:family="text">
      <style:text-properties fo:language="en" fo:country="US" officeooo:rsid="0013d523"/>
    </style:style>
    <style:style style:name="T6" style:family="text">
      <style:text-properties fo:language="en" fo:country="US" officeooo:rsid="0015b712"/>
    </style:style>
    <style:style style:name="T7" style:family="text">
      <style:text-properties fo:language="en" fo:country="US" officeooo:rsid="00178cae"/>
    </style:style>
    <style:style style:name="T8" style:family="text">
      <style:text-properties fo:language="en" fo:country="US" officeooo:rsid="001819c3"/>
    </style:style>
    <style:style style:name="T9" style:family="text">
      <style:text-properties fo:language="en" fo:country="US" officeooo:rsid="00188e4c"/>
    </style:style>
    <style:style style:name="T10" style:family="text">
      <style:text-properties fo:language="en" fo:country="US" officeooo:rsid="0018f4e6"/>
    </style:style>
    <style:style style:name="T11" style:family="text">
      <style:text-properties fo:language="en" fo:country="US" officeooo:rsid="001a4d81"/>
    </style:style>
    <style:style style:name="T12"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story of Valgrum</text:p>
      <text:h text:style-name="Heading_20_1" text:outline-level="1">Eternis</text:h>
      <text:p text:style-name="P4">Long, long ago, a special child was born on the Valgrum continent. The child proved to be a prodigy in the arcane arts, being able to cast high level spells <text:span text:style-name="T1">even at a very young age. The </text:span><text:span text:style-name="T2">child used his power to help people. Inventing spells was an everyday activity for the genius named Eternis. Some people labeled his work as performing miracles.</text:span></text:p>
      <text:p text:style-name="P5"><text:span text:style-name="T1">It didn’t take long for him to gain a following. Some followers even deified him, worshiping him as something as close to a god as </text:span><text:span text:style-name="T3">one </text:span><text:span text:style-name="T1">could exist in those times. </text:span><text:span text:style-name="T3">This worship eventually lead to forming the Church of Eternis.</text:span></text:p>
      <text:h text:style-name="Heading_20_1" text:outline-level="1"><text:span text:style-name="T3">E</text:span><text:span text:style-name="T1">arly Church of Eternis</text:span></text:h>
      <text:p text:style-name="P6"><text:span text:style-name="T1">Worship was unanimous across all races living in Valgrum and Eternis accepted all. </text:span><text:span text:style-name="T4">The church worked towards the well-being of all. Life was good, great even. The worship gave him even more power, turning him into something of a demi-god. Eternis, seeing this, wanted to expand his influence across the world. For this purpose, killing kayans and consuming kayan meat was forbidden. The great speed the birds could achieve proved invaluable for transporting goods and people across the continent. People crossed the Zhaso desert and built a port town for reaching continents to the east. A port town was also built on the western side of the continent.</text:span></text:p>
      <text:h text:style-name="P1" text:outline-level="1"><text:span text:style-name="T12">Declaration of</text:span> War</text:h>
      <text:p text:style-name="P7"><text:span text:style-name="T1">Eternis’s demeanor had changed. He started talking about and instigating a war against the Eidolons. Blaming them for being inert and not helping the people with their power, staying in their holes and waiting aeons to pass, respecting the balance and being afraid of breaking it. It was time for a change. Eternis had the power and resources to make it happen. A single, just god, would be better for the world and all people living in it. </text:span></text:p>
      <text:p text:style-name="P7"><text:span text:style-name="T1">Not all people were on board with this idea. While they worshiped Eternis, they still respected the Eidolons and what they stood for. The Mother’s influence was still strong on Valgrum. People even associated the good deeds of Eternis with the Mother’s influence. This raised some flags for the people. The contradiction of going against the Mother and the rest of the Eidolons did not make much sense. The people’s worship waned, as Eternis looked more and more like a tyrant, rather than what the people were used to.</text:span></text:p>
      <text:h text:style-name="P2" text:outline-level="1"><text:span text:style-name="T1"/></text:h>
      <text:h text:style-name="P3" text:outline-level="1"><text:span text:style-name="T1">The War</text:span></text:h>
      <text:p text:style-name="P11"><text:span text:style-name="T8">Play </text:span><text:span text:style-name="T6">(with timestamp) </text:span><text:a xlink:type="simple" xlink:href="https://youtu.be/c-xfdnVB8aw?t=105" text:style-name="Internet_20_link" text:visited-style-name="Visited_20_Internet_20_Link"><text:span text:style-name="T5">https://youtu.be/c-xfdnVB8aw?t=105</text:span></text:a></text:p>
      <text:p text:style-name="P7"><text:span text:style-name="T1">As much as there were people who were unsure about the war, there were people who were fanatically supporting it. </text:span><text:span text:style-name="T6">It was just a matter of time before Eternis turned on the people who previously worshiped him as a god. Even before reaching the other continents of Aetheria, the war spread across Valgrum. Factions formed against the army of Eternis. It was all races against all races, all out war.</text:span></text:p>
      <text:p text:style-name="P8"><text:span text:style-name="T1">In time, word about Eternis’s actions reached the Eidolons. Some decided to take drastic measures, whereas other decided to take suppressing </text:span><text:span text:style-name="T7">ones</text:span><text:span text:style-name="T1">. The world was at war and Eternis’s madness was getting out of hand. </text:span><text:span text:style-name="T7">Out of all who participated in the Balance, four took such measures.</text:span></text:p>
      <text:p text:style-name="P8"><text:span text:style-name="T1">The Leviathan, balance incarnate, created the Great Charybdis at the western side of the Valgrum continent, </text:span><text:span text:style-name="T8">preventing any and all contact from that side</text:span><text:span text:style-name="T1">.</text:span></text:p>
      <text:p text:style-name="P8"><text:span text:style-name="T1">The Wild, wanted freedom back in the hands of the people. </text:span><text:span text:style-name="T8">A ruling tyrant was out of the question.</text:span></text:p>
      <text:p text:style-name="P8"><text:span text:style-name="T1">The Reaper, wanted the soul of Eternis for himself. </text:span><text:span text:style-name="T8">A prized possession for his collection.</text:span></text:p>
      <text:p text:style-name="P8"><text:span text:style-name="T1">The Vile, wanted to witness the destruction and betrayal first hand, causing more of it in his wake.</text:span></text:p>
      <text:p text:style-name="P8"><text:span text:style-name="T1">A strange alliance was formed with the latter three. In a once in a millennia pact, the final faction who will take down Eternis, was made.</text:span></text:p>
      <text:h text:style-name="P1" text:outline-level="1"><text:span text:style-name="T1">The Fall of the Church of Eternis</text:span></text:h>
      <text:p text:style-name="P9"><text:span text:style-name="T1">The war waged on, until the turning point. A great desertion happened. All races except humans suddenly left the Army of Eternis and joined the opposing faction. The now reduced army was cornered in the city of Valgrum, at the heart of the Valgrum continent. The unnamed opposing faction was moving towards Valgrum and the final battle was about to begin. </text:span><text:span text:style-name="T9">This is exactly the moment where the hatred for other races was rooted into the worshipers of Eternis.</text:span></text:p>
      <text:p text:style-name="P9"><text:span text:style-name="T8">Play, </text:span><text:span text:style-name="T9">read slower</text:span><text:span text:style-name="T8"> </text:span><text:a xlink:type="simple" xlink:href="https://youtu.be/fi0NxuDUuv4" text:style-name="Internet_20_link" text:visited-style-name="Visited_20_Internet_20_Link"><text:span text:style-name="T1">https://youtu.be/fi0NxuDUuv4</text:span></text:a></text:p>
      <text:p text:style-name="P10"><text:span text:style-name="T1">Eternis, wanting to have the upper hand, ambushed the opposing faction in the Valgrum forest, south of the city. The final battle began. </text:span><text:span text:style-name="T9">Casualties mounted as the battle raged on. Eternis joined the fight himself, now a shadow of his former self. A giant, godlike being towering over the battlefield. He and the champions of the unnamed opposing faction raked through the soldiers on both sides trying to get closer. The forest was burning, the smell of blood and guts was dulling the senses, the number of people got smaller and smaller. Necessary martyrs for the Wild, souls for the taking for the Reaper, destruction and turmoil for the Vile. </text:span></text:p>
      <text:p text:style-name="P12"><text:span text:style-name="T9">P</text:span><text:span text:style-name="T1">lay (with timestamp) </text:span><text:a xlink:type="simple" xlink:href="https://youtu.be/fi0NxuDUuv4?t=111" text:style-name="Internet_20_link" text:visited-style-name="Visited_20_Internet_20_Link">https://youtu.be/fi0NxuDUuv4?t=111</text:a></text:p>
      <text:p text:style-name="P10"><text:span text:style-name="T9">After an exhausting day of battling, the darkness of the night was the scene where the war saw its conclusion. It was Eternis versus the champions of the Wild, Reaper and Vile. A battle of epic proportions where 3 humanoids, chosen by the Eidolons, fought a titan with godlike powers.</text:span></text:p>
      <text:p text:style-name="P13"><text:soft-page-break/><text:span text:style-name="T1">In a battle that for them lasted for an eternity, damage was done on both sides. The champions were flying around Eternis, biting, slashing, tearing his flesh. Eternis did not fall short either, every hit and every spell hurt the champions more and more. Fire, necrosis, poison raged and danced around Eternis for but mere minutes. </text:span></text:p>
      <text:p text:style-name="P13"><text:span text:style-name="T10">The first to fall was Yoit, the champion of the Wild, who in a valiant and proud effort, self destructed, causing a colossal explosion, which would later be naturally filled with water and in his honor, called the Yoit lake.</text:span></text:p>
      <text:p text:style-name="P14"><text:span text:style-name="T1">Next to fall was Nexuchrox, the champion of the Reaper, who</text:span><text:span text:style-name="T11">se soul</text:span><text:span text:style-name="T1"> returned to his Eidolon.</text:span></text:p>
      <text:p text:style-name="P14"><text:span text:style-name="T1">The scene was set for the climax. It was Eternis versus Magala, the champion of the Vile. All the carnage and pain caused by the war is what gave Magala the strength to perform this final task. The death of the two other champions was the turning point he needed. With a strong power surge, Magala’s breath turned into a focused beam of destruction, which upon piercing Eternis’s body, splintered into million more. A net of pure energy, hitting a large portion of the Valgrum continent.</text:span></text:p>
      <text:p text:style-name="P14"><text:span text:style-name="T1">Eternis was no more, split into an infinite number of pieces. The Valgrum continent, forever change</text:span><text:span text:style-name="T11">d</text:span><text:span text:style-name="T1">. It is this attack that caused the </text:span><text:span text:style-name="T11">western port town to be detached from the continent and swallowed by the Great Charybdis. This attack caused the rivers to sprout from the Valgrum mountains, the same ones that would later fill the Water District of Valgrum. It was this attack that formed the fjords around the continent, making it inaccessible from the outside. It was this attack that destroyed most settlements on Valgrum.</text:span></text:p>
      <text:h text:style-name="Heading_20_1" text:outline-level="1"><text:span text:style-name="T11">T</text:span><text:span text:style-name="T1">he Aftermath</text:span></text:h>
      <text:p text:style-name="P15"><text:span text:style-name="T1">The continent was isolated and most survivors were the priests and followers of Eternis. The people started rebuilding, but their faith was only stronger. They changed the tenets of their beliefs, condemning the other races that betrayed them at that crucial moment. Eidolons were a thing of the past. Idols of heresy. The now called Church of the Eternal started spreading its influence and helping hands across the continent once more.</text:span></text:p>
      <text:p text:style-name="P15"><text:span text:style-name="T1">For them, the war was not over. They knew Eternis will return. It was just a matter of time. For he is Etern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svg:font-family="Inter, apple-system, BlinkMacSystemFont, 'Segoe UI', Roboto, Helvetica, Arial, sans-serif, 'Apple Color Emoji', 'Segoe UI Emoji', 'Segoe UI Symbol', 'Microsoft YaHei Light',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8T17:19:16.629000000</meta:creation-date>
    <dc:date>2022-05-08T19:45:56.351000000</dc:date>
    <meta:editing-duration>PT9M57S</meta:editing-duration>
    <meta:editing-cycles>1</meta:editing-cycles>
    <meta:document-statistic meta:table-count="0" meta:image-count="0" meta:object-count="0" meta:page-count="3" meta:paragraph-count="32" meta:word-count="1251" meta:character-count="7322" meta:non-whitespace-character-count="6100"/>
    <meta:generator>LibreOffice/7.1.2.2$Windows_X86_64 LibreOffice_project/8a45595d069ef5570103caea1b71cc9d82b2aae4</meta:generator>
  </office:meta>
</office:document-meta>
</file>